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39in"/>
    </style:style>
    <style:style style:name="co2" style:family="table-column">
      <style:table-column-properties fo:break-before="auto" style:column-width="1.639in"/>
    </style:style>
    <style:style style:name="co3" style:family="table-column">
      <style:table-column-properties fo:break-before="auto" style:column-width="1.2299in"/>
    </style:style>
    <style:style style:name="co4" style:family="table-column">
      <style:table-column-properties fo:break-before="auto" style:column-width="1.0146in"/>
    </style:style>
    <style:style style:name="co5" style:family="table-column">
      <style:table-column-properties fo:break-before="auto" style:column-width="0.6591in"/>
    </style:style>
    <style:style style:name="co6" style:family="table-column">
      <style:table-column-properties fo:break-before="auto" style:column-width="0.6055in"/>
    </style:style>
    <style:style style:name="co7" style:family="table-column">
      <style:table-column-properties fo:break-before="auto" style:column-width="0.5516in"/>
    </style:style>
    <style:style style:name="co8" style:family="table-column">
      <style:table-column-properties fo:break-before="auto" style:column-width="1.1437in"/>
    </style:style>
    <style:style style:name="co9" style:family="table-column">
      <style:table-column-properties fo:break-before="auto" style:column-width="1.4882in"/>
    </style:style>
    <style:style style:name="co10" style:family="table-column">
      <style:table-column-properties fo:break-before="auto" style:column-width="0.9929in"/>
    </style:style>
    <style:style style:name="co11" style:family="table-column">
      <style:table-column-properties fo:break-before="auto" style:column-width="1.4126in"/>
    </style:style>
    <style:style style:name="co12" style:family="table-column">
      <style:table-column-properties fo:break-before="auto" style:column-width="1.0252in"/>
    </style:style>
    <style:style style:name="co13" style:family="table-column">
      <style:table-column-properties fo:break-before="auto" style:column-width="0.8311in"/>
    </style:style>
    <style:style style:name="co14" style:family="table-column">
      <style:table-column-properties fo:break-before="auto" style:column-width="0.9283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row table:style-name="ro1">
          <table:table-cell office:value-type="string">
            <text:p>Company name</text:p>
          </table:table-cell>
          <table:table-cell office:value-type="string">
            <text:p>Company phone number</text:p>
          </table:table-cell>
          <table:table-cell office:value-type="string">
            <text:p>Company website</text:p>
          </table:table-cell>
          <table:table-cell office:value-type="string">
            <text:p>Address line 1</text:p>
          </table:table-cell>
          <table:table-cell office:value-type="string">
            <text:p>Address line 2</text:p>
          </table:table-cell>
          <table:table-cell office:value-type="string">
            <text:p>Address line 3</text:p>
          </table:table-cell>
          <table:table-cell office:value-type="string">
            <text:p>Zip code</text:p>
          </table:table-cell>
          <table:table-cell office:value-type="string">
            <text:p>Country</text:p>
          </table:table-cell>
          <table:table-cell office:value-type="string">
            <text:p>Region</text:p>
          </table:table-cell>
          <table:table-cell office:value-type="string">
            <text:p>Company vat no</text:p>
          </table:table-cell>
          <table:table-cell office:value-type="string">
            <text:p>Company ean number</text:p>
          </table:table-cell>
          <table:table-cell office:value-type="string">
            <text:p>Contact name</text:p>
          </table:table-cell>
          <table:table-cell office:value-type="string">
            <text:p>Contact title</text:p>
          </table:table-cell>
          <table:table-cell office:value-type="string">
            <text:p>Direct phone number</text:p>
          </table:table-cell>
          <table:table-cell office:value-type="string">
            <text:p>Phone number</text:p>
          </table:table-cell>
          <table:table-cell office:value-type="string">
            <text:p>Email address</text:p>
          </table:table-cell>
          <table:table-cell office:value-type="string">
            <text:p>Linkedin url</text:p>
          </table:table-cell>
          <table:table-cell office:value-type="string">
            <text:p>Facebook url</text:p>
          </table:table-cell>
          <table:table-cell office:value-type="string">
            <text:p>Note</text:p>
          </table:table-cell>
        </table:table-row>
        <table:table-row table:style-name="ro1">
          <table:table-cell office:value-type="string">
            <text:p>Bon Jovi inc.</text:p>
          </table:table-cell>
          <table:table-cell office:value-type="string">
            <text:p>888 112 113</text:p>
          </table:table-cell>
          <table:table-cell office:value-type="string">
            <text:p><text:a xlink:href="http://www.site.pl/">www.site.pl</text:a></text:p>
          </table:table-cell>
          <table:table-cell office:value-type="string">
            <text:p>ul Street</text:p>
          </table:table-cell>
          <table:table-cell office:value-type="string">
            <text:p>somethng</text:p>
          </table:table-cell>
          <table:table-cell office:value-type="string">
            <text:p>somethng 3</text:p>
          </table:table-cell>
          <table:table-cell office:value-type="string">
            <text:p>zipper</text:p>
          </table:table-cell>
          <table:table-cell office:value-type="string">
            <text:p>Denmark</text:p>
          </table:table-cell>
          <table:table-cell/>
          <table:table-cell office:value-type="string">
            <text:p>312 <text:s/>132 123</text:p>
          </table:table-cell>
          <table:table-cell office:value-type="string">
            <text:p><text:s/>7777 777 7777</text:p>
          </table:table-cell>
          <table:table-cell table:number-columns-repeated="2"/>
          <table:table-cell office:value-type="string">
            <text:p>888 888 888</text:p>
          </table:table-cell>
          <table:table-cell office:value-type="string">
            <text:p>999 999 999</text:p>
          </table:table-cell>
          <table:table-cell office:value-type="string">
            <text:p><text:a xlink:href="mailto:email@addres.pl">email@addres.pl</text:a></text:p>
          </table:table-cell>
          <table:table-cell office:value-type="string">
            <text:p><text:a xlink:href="http://www.linkedin.com/cos">www.linkedin.com/cos</text:a></text:p>
          </table:table-cell>
          <table:table-cell office:value-type="string">
            <text:p><text:a xlink:href="http://www.facebook.com/">www.facebook.com/</text:a>cos</text:p>
          </table:table-cell>
          <table:table-cell office:value-type="string">
            <text:p>ite </text:p>
          </table:table-cell>
        </table:table-row>
        <table:table-row table:style-name="ro1">
          <table:table-cell office:value-type="string">
            <text:p>Mleko company</text:p>
          </table:table-cell>
          <table:table-cell office:value-type="float" office:value="510333333">
            <text:p>510333333</text:p>
          </table:table-cell>
          <table:table-cell office:value-type="string">
            <text:p><text:a xlink:href="http://www.site.pl/">www.site.pl</text:a></text:p>
          </table:table-cell>
          <table:table-cell office:value-type="string">
            <text:p>ul Street</text:p>
          </table:table-cell>
          <table:table-cell table:number-columns-repeated="2" office:value-type="float" office:value="222">
            <text:p>222</text:p>
          </table:table-cell>
          <table:table-cell office:value-type="float" office:value="2222">
            <text:p>2222</text:p>
          </table:table-cell>
          <table:table-cell office:value-type="string">
            <text:p>Denmark</text:p>
          </table:table-cell>
          <table:table-cell/>
          <table:table-cell office:value-type="float" office:value="312312312">
            <text:p>312312312</text:p>
          </table:table-cell>
          <table:table-cell office:value-type="float" office:value="77777">
            <text:p>77777</text:p>
          </table:table-cell>
          <table:table-cell office:value-type="float" office:value="12312">
            <text:p>12312</text:p>
          </table:table-cell>
          <table:table-cell/>
          <table:table-cell office:value-type="float" office:value="888888888">
            <text:p>888888888</text:p>
          </table:table-cell>
          <table:table-cell office:value-type="float" office:value="99999999">
            <text:p>99999999</text:p>
          </table:table-cell>
          <table:table-cell office:value-type="string">
            <text:p><text:a xlink:href="mailto:email@addres.pl">email@addres.pl</text:a></text:p>
          </table:table-cell>
          <table:table-cell office:value-type="string">
            <text:p><text:a xlink:href="http://www.linkedin.com/cos">www.linkedin.com/cos</text:a></text:p>
          </table:table-cell>
          <table:table-cell office:value-type="string">
            <text:p><text:a xlink:href="http://www.facebook.com/">www.facebook.com/</text:a>cos</text:p>
          </table:table-cell>
          <table:table-cell office:value-type="float" office:value="2222">
            <text:p>2222</text:p>
          </table:table-cell>
        </table:table-row>
        <table:table-row table:style-name="ro1">
          <table:table-cell/>
          <table:table-cell office:value-type="string">
            <text:p>888 422 633</text:p>
          </table:table-cell>
          <table:table-cell office:value-type="string">
            <text:p><text:a xlink:href="http://www.site.pl/">www.site.pl</text:a></text:p>
          </table:table-cell>
          <table:table-cell office:value-type="string">
            <text:p>ul Street</text:p>
          </table:table-cell>
          <table:table-cell office:value-type="string">
            <text:p>somethng</text:p>
          </table:table-cell>
          <table:table-cell office:value-type="string">
            <text:p>somethng 3</text:p>
          </table:table-cell>
          <table:table-cell office:value-type="string">
            <text:p>zipper</text:p>
          </table:table-cell>
          <table:table-cell office:value-type="string">
            <text:p>Denmark</text:p>
          </table:table-cell>
          <table:table-cell/>
          <table:table-cell office:value-type="string">
            <text:p>312 <text:s/>132 123</text:p>
          </table:table-cell>
          <table:table-cell office:value-type="string">
            <text:p><text:s/>7777 777 7777</text:p>
          </table:table-cell>
          <table:table-cell table:number-columns-repeated="2"/>
          <table:table-cell office:value-type="string">
            <text:p>888 888 888</text:p>
          </table:table-cell>
          <table:table-cell office:value-type="string">
            <text:p>999 999 999</text:p>
          </table:table-cell>
          <table:table-cell office:value-type="string">
            <text:p><text:a xlink:href="mailto:email@addres.pl">email@addres.pl</text:a></text:p>
          </table:table-cell>
          <table:table-cell office:value-type="string">
            <text:p><text:a xlink:href="http://www.linkedin.com/cos">www.linkedin.com/cos</text:a></text:p>
          </table:table-cell>
          <table:table-cell office:value-type="string">
            <text:p><text:a xlink:href="http://www.facebook.com/">www.facebook.com/</text:a>cos</text:p>
          </table:table-cell>
          <table:table-cell office:value-type="string">
            <text:p>we </text:p>
          </table:table-cell>
        </table:table-row>
        <table:table-row table:style-name="ro1">
          <table:table-cell office:value-type="string">
            <text:p>PHU Sciemkata</text:p>
          </table:table-cell>
          <table:table-cell office:value-type="string">
            <text:p>888 422 633</text:p>
          </table:table-cell>
          <table:table-cell office:value-type="string">
            <text:p><text:a xlink:href="http://www.site.pl/">www.site.pl</text:a></text:p>
          </table:table-cell>
          <table:table-cell office:value-type="string">
            <text:p>ul Street</text:p>
          </table:table-cell>
          <table:table-cell office:value-type="string">
            <text:p>somethng</text:p>
          </table:table-cell>
          <table:table-cell office:value-type="string">
            <text:p>somethng 3</text:p>
          </table:table-cell>
          <table:table-cell office:value-type="string">
            <text:p>zipper</text:p>
          </table:table-cell>
          <table:table-cell table:number-columns-repeated="2"/>
          <table:table-cell office:value-type="string">
            <text:p>312 <text:s/>132 123</text:p>
          </table:table-cell>
          <table:table-cell office:value-type="string">
            <text:p><text:s/>7777 777 7777</text:p>
          </table:table-cell>
          <table:table-cell table:number-columns-repeated="2"/>
          <table:table-cell office:value-type="string">
            <text:p>888 888 888</text:p>
          </table:table-cell>
          <table:table-cell office:value-type="string">
            <text:p>999 999 999</text:p>
          </table:table-cell>
          <table:table-cell office:value-type="string">
            <text:p><text:a xlink:href="mailto:email@addres.pl">email@addres.pl</text:a></text:p>
          </table:table-cell>
          <table:table-cell office:value-type="string">
            <text:p><text:a xlink:href="http://www.linkedin.com/cos">www.linkedin.com/cos</text:a></text:p>
          </table:table-cell>
          <table:table-cell office:value-type="string">
            <text:p><text:a xlink:href="http://www.facebook.com/">www.facebook.com/</text:a>cos</text:p>
          </table:table-cell>
          <table:table-cell office:value-type="string">
            <text:p>dfg dg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9">09/29/2011</text:date>, <text:time>16:1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1-09-29T16:10:58</dc:date>
    <dc:creator>tgn </dc:creator>
    <meta:editing-duration>PT00H06M26S</meta:editing-duration>
    <meta:editing-cycles>7</meta:editing-cycles>
    <meta:document-statistic meta:table-count="1" meta:cell-count="82" meta:object-count="0"/>
  </office:meta>
</office:document-meta>
</file>